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2ec88" officeooo:paragraph-rsid="0012ec88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2ec88" officeooo:paragraph-rsid="0012ec88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3pt" officeooo:rsid="0013c15b" officeooo:paragraph-rsid="0013c15b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2ec88" officeooo:paragraph-rsid="0013c15b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5pt" officeooo:rsid="0013c15b" officeooo:paragraph-rsid="0013c15b" style:font-size-asian="15pt" style:font-size-complex="15pt"/>
    </style:style>
    <style:style style:name="T1" style:family="text">
      <style:text-properties officeooo:rsid="0013c15b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C. İSTANBUL TİCARET ÜNİVERSİTESİ</text:p>
      <text:p text:style-name="P3"/>
      <text:p text:style-name="P3">MÜHENDİSLİK VE TASARIM FAKÜLTESİ</text:p>
      <text:p text:style-name="P3"/>
      <text:p text:style-name="P3">BİLGİSAYAR MÜHENDİSLİĞİ BÖLÜMÜ</text:p>
      <text:p text:style-name="P1"/>
      <text:p text:style-name="P1"/>
      <text:p text:style-name="P1">Nöroevrim</text:p>
      <text:p text:style-name="P2">Yapay sinir ağlarının, Genetik algoritmalar ile evrimleştirilmesi</text:p>
      <text:p text:style-name="P2"/>
      <text:p text:style-name="P2"/>
      <text:p text:style-name="P2"/>
      <text:p text:style-name="P2"/>
      <text:p text:style-name="P2"/>
      <text:p text:style-name="P4"><text:span text:style-name="T2">Ömer Faruk CAN</text:span> </text:p>
      <text:p text:style-name="P4"><text:span text:style-name="T1">120502006</text:span></text:p>
      <text:p text:style-name="P2"/>
      <text:p text:style-name="P2"/>
      <text:p text:style-name="P5"><text:span text:style-name="T2">Danışman</text:span>: Rıfat Yazıcı</text:p>
      <text:p text:style-name="P5"/>
      <text:p text:style-name="P5"/>
      <text:p text:style-name="P5"/>
      <text:p text:style-name="P5"/>
      <text:p text:style-name="P5"/>
      <text:p text:style-name="P5">Bitirme Tezi</text:p>
      <text:p text:style-name="P5"/>
      <text:p text:style-name="P5"/>
      <text:p text:style-name="P5"/>
      <text:p text:style-name="P5"/>
      <text:p text:style-name="P5"/>
      <text:p text:style-name="P5">İSTANBUL – MAYIS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7S</meta:editing-duration>
    <meta:editing-cycles>4</meta:editing-cycles>
    <meta:generator>LibreOffice/4.4.7.2$Windows_x86 LibreOffice_project/f3153a8b245191196a4b6b9abd1d0da16eead600</meta:generator>
    <dc:date>2016-05-16T16:32:12.063000000</dc:date>
    <meta:document-statistic meta:table-count="0" meta:image-count="0" meta:object-count="0" meta:page-count="1" meta:paragraph-count="10" meta:word-count="31" meta:character-count="248" meta:non-whitespace-character-count="225"/>
    <meta:user-defined meta:name="Info 1"/>
    <meta:user-defined meta:name="Info 2"/>
    <meta:user-defined meta:name="Info 3"/>
    <meta:user-defined meta:name="Info 4"/>
  </office:meta>
</office:document-meta>
</file>